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A000002D82EDAAE894B58BE85.png" manifest:media-type="image/png"/>
  <manifest:file-entry manifest:full-path="Pictures/10000201000003CA000002D89B062D0FE6FFE8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9cm, 5.53cm, 4.353cm, 5.167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3cm, 9.908cm, 6.768cm, 1.971cm)" draw:image-opacity="100%" style:mirror="none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8.771cm"/>
    </style:style>
    <style:style style:name="gr5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7.501cm"/>
    </style:style>
    <style:style style:name="gr7" style:family="graphic" style:parent-style-name="standard">
      <style:graphic-properties draw:fill-color="#ffd7d7" draw:opacity="50%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fill-color="#ffd7d7" draw:opacity="50%" draw:textarea-horizontal-align="justify" draw:textarea-vertical-align="middle" draw:auto-grow-height="false" fo:min-height="0.258cm" fo:min-width="0.77cm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0.258cm" fo:min-width="0.643cm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1.109cm" fo:min-width="1.676cm"/>
    </style:style>
    <style:style style:name="gr11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2a6099" draw:opacity="50%" draw:textarea-horizontal-align="justify" draw:textarea-vertical-align="middle" draw:auto-grow-height="false" fo:min-height="0.512cm" fo:min-width="1.378cm"/>
    </style:style>
    <style:style style:name="gr13" style:family="graphic" style:parent-style-name="objectwithoutfill">
      <style:graphic-properties draw:stroke="dash" draw:stroke-dash="Dashed_20__28_var_29_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000000" draw:opacity="50%" draw:textarea-horizontal-align="justify" draw:textarea-vertical-align="middle" draw:auto-grow-height="false" fo:min-height="2.417cm" fo:min-width="2.167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fff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draw:stroke="dash" draw:stroke-dash="Dashed_20__28_var_29_"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fill-color="#2a6099" draw:opacity="50%" draw:textarea-horizontal-align="justify" draw:textarea-vertical-align="middle" draw:auto-grow-height="false" fo:min-height="1.655cm" fo:min-width="0.008cm"/>
    </style:style>
    <style:style style:name="gr21" style:family="graphic" style:parent-style-name="standard">
      <style:graphic-properties draw:fill-color="#2a6099" draw:opacity="50%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000000" draw:opacity="50%"/>
      <style:paragraph-properties fo:text-align="center"/>
    </style:style>
    <style:style style:name="P4" style:family="paragraph">
      <loext:graphic-properties draw:fill-color="#ffd7d7" draw:opacity="50%"/>
      <style:paragraph-properties fo:text-align="center"/>
    </style:style>
    <style:style style:name="P5" style:family="paragraph">
      <loext:graphic-properties draw:fill-color="#ffff00" draw:opacity="50%"/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2a6099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boards" svg:width="17.221cm" svg:height="8.255cm" svg:x="2.417cm" svg:y="2.83cm">
          <draw:image xlink:href="Pictures/10000201000003CA000002D89B062D0FE6FFE826.png" xlink:type="simple" xlink:show="embed" xlink:actuate="onLoad" loext:mime-type="image/png">
            <text:p/>
          </draw:image>
        </draw:frame>
        <draw:frame draw:style-name="gr2" draw:text-style-name="P2" draw:layer="boards" svg:width="0.502cm" svg:height="1.187cm" svg:x="10.645cm" svg:y="13.692cm">
          <draw:text-box>
            <text:p/>
          </draw:text-box>
        </draw:frame>
        <draw:frame draw:style-name="gr3" draw:text-style-name="P1" draw:layer="boards" svg:width="17.224cm" svg:height="8.187cm" draw:transform="rotate (-3.14159265358979) translate (19.669cm 19.823cm)">
          <draw:image xlink:href="Pictures/10000201000003CA000002D82EDAAE894B58BE85.png" xlink:type="simple" xlink:show="embed" xlink:actuate="onLoad" loext:mime-type="image/png">
            <text:p/>
          </draw:image>
        </draw:frame>
        <draw:custom-shape draw:style-name="gr4" draw:text-style-name="P3" draw:layer="layout" svg:width="9.271cm" svg:height="0.508cm" svg:x="4.81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71cm" svg:height="0.508cm" svg:x="4.81cm" svg:y="9.7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7.129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2.557cm" svg:y="4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0.525cm" svg:y="3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7.223cm" svg:y="3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5.826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3.827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5.224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8.001cm" svg:height="0.508cm" svg:x="4.81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4.429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7cm" svg:height="0.508cm" svg:x="4.429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08cm" svg:height="0.508cm" svg:x="9.79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6.49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3.827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1.16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8.493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54cm" svg:height="1.905cm" svg:x="14.081cm" svg:y="7.22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7" draw:layer="layout" svg:x1="13.065cm" svg:y1="7.223cm" svg:x2="14.462cm" svg:y2="7.477cm">
          <text:p/>
        </draw:line>
        <draw:line draw:style-name="gr11" draw:text-style-name="P7" draw:layer="layout" svg:x1="13.065cm" svg:y1="7.885cm" svg:x2="14.081cm" svg:y2="7.985cm">
          <text:p/>
        </draw:line>
        <draw:line draw:style-name="gr11" draw:text-style-name="P7" draw:layer="layout" svg:x1="13.065cm" svg:y1="8.52cm" svg:x2="14.081cm" svg:y2="8.366cm">
          <text:p/>
        </draw:line>
        <draw:polyline draw:style-name="gr11" draw:text-style-name="P7" draw:layer="layout" svg:width="9.277cm" svg:height="7.107cm" draw:transform="rotate (-2.81992847244724) translate (13.954cm 8.874cm)" svg:viewBox="0 0 9278 7108" draw:points="0,0 2169,723 9278,7108">
          <text:p/>
        </draw:polyline>
        <draw:custom-shape draw:style-name="gr12" draw:text-style-name="P8" draw:layer="layout" svg:width="1.878cm" svg:height="0.762cm" svg:x="12.838cm" svg:y="10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878cm" svg:height="0.762cm" svg:x="15.478cm" svg:y="10.398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4.683cm" svg:y1="13.065cm" svg:x2="4.302cm" svg:y2="17.41cm">
          <text:p/>
        </draw:line>
        <draw:line draw:style-name="gr13" draw:text-style-name="P7" draw:layer="layout" svg:x1="4.302cm" svg:y1="13.827cm" svg:x2="6.08cm" svg:y2="13.065cm">
          <text:p/>
        </draw:line>
        <draw:custom-shape draw:style-name="gr14" draw:text-style-name="P3" draw:layer="layout" svg:width="2.667cm" svg:height="2.667cm" svg:x="11.414cm" svg:y="14.97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5.037cm" svg:y1="17.383cm" svg:x2="5.037cm" svg:y2="18.018cm">
          <text:p/>
        </draw:line>
        <draw:line draw:style-name="gr16" draw:text-style-name="P7" draw:layer="layout" svg:x1="6.969cm" svg:y1="13.827cm" svg:x2="5.699cm" svg:y2="18.018cm">
          <text:p/>
        </draw:line>
        <draw:line draw:style-name="gr17" draw:text-style-name="P7" draw:layer="layout" svg:x1="9.636cm" svg:y1="15.986cm" svg:x2="6.334cm" svg:y2="18.018cm">
          <text:p/>
        </draw:line>
        <draw:line draw:style-name="gr17" draw:text-style-name="P7" draw:layer="layout" svg:x1="11.033cm" svg:y1="13.827cm" svg:x2="11.033cm" svg:y2="15.986cm">
          <text:p/>
        </draw:line>
        <draw:line draw:style-name="gr17" draw:text-style-name="P7" draw:layer="layout" svg:x1="9.636cm" svg:y1="13.7cm" svg:x2="10.398cm" svg:y2="16.113cm">
          <text:p/>
        </draw:line>
        <draw:line draw:style-name="gr15" draw:text-style-name="P7" draw:layer="layout" svg:x1="18.272cm" svg:y1="13.827cm" svg:x2="15.097cm" svg:y2="17.256cm">
          <text:p/>
        </draw:line>
        <draw:line draw:style-name="gr18" draw:text-style-name="P7" draw:layer="layout" svg:x1="15.732cm" svg:y1="7.985cm" svg:x2="13.827cm" svg:y2="9.382cm">
          <text:p/>
        </draw:line>
        <draw:polyline draw:style-name="gr18" draw:text-style-name="P7" draw:layer="layout" svg:width="3.469cm" svg:height="5.853cm" draw:transform="skewX (-9.16954809702255E-017) rotate (-0.844215759189658) translate (14.6462467228248cm 12.7323755964225cm)" svg:viewBox="0 0 3470 5854" draw:points="0,5854 1529,5853 3470,3670 1634,0">
          <text:p/>
        </draw:polyline>
        <draw:custom-shape draw:style-name="gr9" draw:text-style-name="P5" draw:layer="layout" svg:width="1.143cm" svg:height="0.508cm" svg:x="4.429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7.096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9.763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2.43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4.429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8" draw:text-style-name="P7" draw:layer="layout" svg:width="1.975cm" svg:height="1.975cm" draw:transform="rotate (0.785398163397448) translate (5.953cm 12.938cm)" svg:viewBox="0 0 1976 1976" draw:points="0,0 539,0 1886,1347 1976,1976">
          <text:p/>
        </draw:polyline>
        <draw:custom-shape draw:style-name="gr8" draw:text-style-name="P4" draw:layer="layout" svg:width="1.27cm" svg:height="0.508cm" svg:x="16.367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08cm" svg:height="0.508cm" svg:x="17.10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7.35cm" svg:y1="13.038cm" svg:x2="7.096cm" svg:y2="13.7cm">
          <text:p/>
        </draw:line>
        <draw:line draw:style-name="gr13" draw:text-style-name="P7" draw:layer="layout" svg:x1="10.017cm" svg:y1="13.065cm" svg:x2="9.763cm" svg:y2="13.727cm">
          <text:p/>
        </draw:line>
        <draw:line draw:style-name="gr13" draw:text-style-name="P7" draw:layer="layout" svg:x1="11.287cm" svg:y1="13.065cm" svg:x2="11.033cm" svg:y2="13.727cm">
          <text:p/>
        </draw:line>
        <draw:polyline draw:style-name="gr19" draw:text-style-name="P7" draw:layer="layout" svg:width="3.775cm" svg:height="3.768cm" draw:transform="skewX (0.0485201532054424) rotate (0.80930917414977) translate (12.049cm 12.938cm)" svg:viewBox="0 0 3776 3769" draw:points="0,0 526,0 3775,3243 3776,3769">
          <text:p/>
        </draw:polyline>
        <draw:custom-shape draw:style-name="gr7" draw:text-style-name="P4" draw:layer="layout" svg:width="0.508cm" svg:height="0.508cm" svg:x="11.795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7.985cm" svg:y1="13.065cm" svg:x2="7.731cm" svg:y2="13.727cm">
          <text:p/>
        </draw:line>
        <draw:polyline draw:style-name="gr16" draw:text-style-name="P7" draw:layer="layout" svg:width="4.31cm" svg:height="4.31cm" draw:transform="rotate (-2.35619449019235) translate (13.7cm 13.807cm)" svg:viewBox="0 0 4311 4311" draw:points="4311,4311 3772,4311 0,539 0,0">
          <text:p/>
        </draw:polyline>
        <draw:polyline draw:style-name="gr18" draw:text-style-name="P7" draw:layer="layout" svg:width="3.932cm" svg:height="4.584cm" draw:transform="skewX (0.00541052068118243) rotate (3.04123622160012) translate (7.731cm 18.78cm)" svg:viewBox="0 0 3933 4585" draw:points="0,0 3084,190 3933,4585">
          <text:p/>
        </draw:polyline>
        <draw:line draw:style-name="gr13" draw:text-style-name="P7" draw:layer="layout" svg:x1="16.748cm" svg:y1="12.938cm" svg:x2="19.034cm" svg:y2="13.827cm">
          <text:p/>
        </draw:line>
        <draw:line draw:style-name="gr13" draw:text-style-name="P7" draw:layer="layout" svg:x1="15.986cm" svg:y1="12.938cm" svg:x2="18.272cm" svg:y2="13.827cm">
          <text:p/>
        </draw:line>
        <draw:line draw:style-name="gr13" draw:text-style-name="P7" draw:layer="layout" svg:x1="13.319cm" svg:y1="12.938cm" svg:x2="13.7cm" svg:y2="13.7cm">
          <text:p/>
        </draw:line>
        <draw:line draw:style-name="gr13" draw:text-style-name="P7" draw:layer="layout" svg:x1="13.954cm" svg:y1="12.938cm" svg:x2="15.732cm" svg:y2="13.827cm">
          <text:p/>
        </draw:line>
        <draw:custom-shape draw:style-name="gr12" draw:text-style-name="P8" draw:layer="layout" svg:width="1.878cm" svg:height="0.762cm" svg:x="4.71cm" svg:y="19.1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878cm" svg:height="0.762cm" svg:x="7.477cm" svg:y="19.161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3.192cm" svg:y1="9.382cm" svg:x2="12.303cm" svg:y2="8.62cm">
          <text:p/>
        </draw:line>
        <draw:custom-shape draw:style-name="gr20" draw:text-style-name="P8" draw:layer="layout" svg:width="0.508cm" svg:height="1.905cm" svg:x="8.747cm" svg:y="15.7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508cm" svg:height="0.508cm" svg:x="6.715cm" svg:y="18.5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oards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2:49:21.064097581</meta:creation-date>
    <dc:date>2019-10-20T02:46:36.340836943</dc:date>
    <meta:editing-duration>PT24M44S</meta:editing-duration>
    <meta:editing-cycles>2</meta:editing-cycles>
    <meta:generator>LibreOffice/6.2.7.1$Linux_X86_64 LibreOffice_project/20$Build-1</meta:generator>
    <meta:document-statistic meta:object-count="63"/>
  </office:meta>
</office:document-meta>
</file>